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fo:min-height="16.642cm"/>
    </style:style>
    <style:style style:name="pr2" style:family="presentation" style:parent-style-name="lyt-aqua-notes">
      <style:graphic-properties draw:fill-color="#ffffff" fo:min-height="13.364cm"/>
    </style:style>
    <style:style style:name="pr3" style:family="presentation" style:parent-style-name="lyt-aqua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lyt-aqua-subtitle">
      <style:graphic-properties draw:stroke="none" svg:stroke-width="0cm" draw:fill="none" draw:fill-color="#ffffff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5" style:family="presentation" style:parent-style-name="lyt-aqua-notes">
      <style:graphic-properties draw:fill-color="#ffffff" draw:auto-grow-height="true" fo:min-height="13.364cm"/>
    </style:style>
    <style:style style:name="pr6" style:family="presentation" style:parent-style-name="lyt-aqua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7" style:family="presentation" style:parent-style-name="lyt-aqua-title">
      <style:graphic-properties draw:auto-grow-height="true" fo:min-height="3.181cm"/>
    </style:style>
    <style:style style:name="pr8" style:family="presentation" style:parent-style-name="lyt-aqua-subtitle">
      <style:graphic-properties draw:fill-color="#ffffff" draw:auto-grow-height="true" fo:min-height="10.432cm"/>
    </style:style>
    <style:style style:name="pr9" style:family="presentation" style:parent-style-name="lyt-aqua-subtitle">
      <style:graphic-properties draw:fill-color="#ffffff" fo:min-height="10.432cm"/>
    </style:style>
    <style:style style:name="P1" style:family="paragraph">
      <style:text-properties fo:font-size="28.1000003814697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justify" style:punctuation-wrap="hanging" style:writing-mode="lr-tb"/>
      <style:text-properties fo:font-size="32pt" style:font-size-asian="32pt" style:font-size-complex="32pt" fo:hyphenate="false"/>
    </style:style>
    <style:style style:name="P5" style:family="paragraph">
      <style:paragraph-properties fo:text-align="justify" style:font-independent-line-spacing="true"/>
      <style:text-properties fo:font-size="32pt" style:font-size-asian="32pt" style:font-size-complex="32pt"/>
    </style:style>
    <style:style style:name="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center"/>
      <style:text-properties fo:font-size="48pt" style:font-size-asian="48pt" style:font-size-complex="48pt"/>
    </style:style>
    <style:style style:name="P9" style:family="paragraph">
      <style:paragraph-properties fo:text-align="justify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text-align="justify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style:text-line-through-style="none" fo:font-family="'Calibri Light'" fo:font-size="44pt" fo:letter-spacing="normal" fo:font-style="normal" style:text-underline-style="none" fo:font-weight="bold" style:font-size-asian="44pt" style:font-style-asian="normal" style:font-weight-asian="bold" style:font-family-complex="'Calibri Light'" style:font-size-complex="44pt" style:font-style-complex="normal" style:font-weight-complex="bold"/>
    </style:style>
    <style:style style:name="T3" style:family="text">
      <style:text-properties fo:color="#000000" style:text-line-through-style="none" fo:font-family="'Calibri Light'" fo:font-size="32pt" fo:letter-spacing="normal" fo:font-style="normal" style:text-underline-style="none" fo:font-weight="normal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family-complex="'Calibri Light'" style:font-size-complex="44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Calibri" style:font-size-complex="28pt" style:font-style-complex="normal" style:font-weight-complex="normal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layer="layout" svg:width="30.479cm" svg:height="16.642cm" svg:x="1.693cm" svg:y="0.858cm" presentation:class="title" presentation:user-transformed="true">
          <draw:text-box>
            <text:p>Umaid Shaikh <text:line-break/> <text:line-break/>:- <text:span text:style-name="T1">Agile Scrum Pre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0">
        <office:forms form:automatic-focus="false" form:apply-design-mode="false"/>
        <draw:frame draw:name="Title 1" presentation:style-name="pr3" draw:text-style-name="P3" draw:layer="layout" svg:width="25.399cm" svg:height="1.919cm" svg:x="4.233cm" svg:y="3.118cm" presentation:class="title" presentation:user-transformed="true">
          <draw:text-box>
            <text:p text:style-name="P2"><text:span text:style-name="T2">Introduction to Agile Scrum</text:span></text:p>
          </draw:text-box>
        </draw:frame>
        <draw:frame draw:name="Subtitle 2" presentation:style-name="pr4" draw:text-style-name="P5" draw:layer="layout" svg:width="25.399cm" svg:height="8.352cm" svg:x="4.233cm" svg:y="6.252cm" presentation:class="subtitle" presentation:user-transformed="true">
          <draw:text-box>
            <text:list text:style-name="L3">
              <text:list-item>
                <text:p text:style-name="P4"><text:span text:style-name="T3">Brief overview of Agile and its principles.</text:span></text:p>
              </text:list-item>
              <text:list-item>
                <text:p text:style-name="P4"><text:span text:style-name="T3">Explanation of Scrum as an Agile framework.</text:span></text:p>
              </text:list-item>
              <text:list-item>
                <text:p text:style-name="P4"><text:span text:style-name="T3">Importance of Scrum in iterative and incremental develop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VM" draw:style-name="dp1" draw:master-page-name="lyt-aqua" presentation:presentation-page-layout-name="AL3T11">
        <draw:frame draw:name="Title 1" presentation:style-name="pr3" draw:text-style-name="P3" draw:layer="layout" svg:width="29.209cm" svg:height="3.681cm" svg:x="2.328cm" svg:y="1.014cm" presentation:class="title" presentation:user-transformed="true">
          <draw:text-box>
            <text:p text:style-name="P6"><text:span text:style-name="T4">Scrum Roles</text:span></text:p>
          </draw:text-box>
        </draw:frame>
        <draw:frame draw:name="Content Placeholder 2" presentation:style-name="pr6" draw:text-style-name="P3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5">Introduction to the three core Scrum roles: Product Owner, Scrum Master, and Development Team.</text:span></text:p>
              </text:list-item>
              <text:list-item>
                <text:p text:style-name="P7"><text:span text:style-name="T5">Responsibilities, tasks, and collaboration of each role.</text:span></text:p>
              </text:list-item>
              <text:list-item>
                <text:p text:style-name="P7"><text:span text:style-name="T5">Importance of role clarity and effective communic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0">
        <draw:frame presentation:style-name="pr7" draw:text-style-name="P8" draw:layer="layout" svg:width="30.479cm" svg:height="3.181cm" svg:x="1.693cm" svg:y="0.758cm" presentation:class="title">
          <draw:text-box>
            <text:p text:style-name="P8"><text:span text:style-name="T6">Scrum Artifacts</text:span></text:p>
          </draw:text-box>
        </draw:frame>
        <draw:frame presentation:style-name="pr8" draw:text-style-name="P9" draw:layer="layout" svg:width="29.753cm" svg:height="10.432cm" svg:x="2.419cm" svg:y="4.989cm" presentation:class="subtitle">
          <draw:text-box>
            <text:list text:style-name="L1">
              <text:list-item>
                <text:p text:style-name="P9">Definition of Scrum artifacts: Product Backlog, Sprint Backlog, and Increment.</text:p>
              </text:list-item>
              <text:list-item>
                <text:p text:style-name="P9">Explanation of each artifact's purpose and significance in the Scrum process.</text:p>
              </text:list-item>
              <text:list-item>
                <text:p text:style-name="P9">Visual representation of how these artifacts intera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0">
        <draw:frame presentation:style-name="pr7" draw:text-style-name="P10" draw:layer="layout" svg:width="30.479cm" svg:height="3.181cm" svg:x="1.693cm" svg:y="0.758cm" presentation:class="title">
          <draw:text-box>
            <text:p text:style-name="P10"><text:span text:style-name="T7">Scrum Events</text:span></text:p>
          </draw:text-box>
        </draw:frame>
        <draw:frame presentation:style-name="pr8" draw:text-style-name="P9" draw:layer="layout" svg:width="29.753cm" svg:height="10.432cm" svg:x="2.419cm" svg:y="4.989cm" presentation:class="subtitle">
          <draw:text-box>
            <text:list text:style-name="L1">
              <text:list-item>
                <text:p text:style-name="P9">Overview of Scrum events: Sprint, Sprint Planning, Daily Scrum, Sprint Review, and Sprint Retrospective.</text:p>
              </text:list-item>
              <text:list-item>
                <text:p text:style-name="P9">Explanation of the purpose, duration, and desired outcomes of each event.</text:p>
              </text:list-item>
              <text:list-item>
                <text:p text:style-name="P9">Emphasis on the iterative nature of Scrum ev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9">
        <office:forms form:automatic-focus="false" form:apply-design-mode="false"/>
        <draw:frame presentation:style-name="pr7" draw:text-style-name="P10" draw:layer="layout" svg:width="30.479cm" svg:height="3.181cm" svg:x="1.693cm" svg:y="0.758cm" presentation:class="title">
          <draw:text-box>
            <text:p text:style-name="P10"><text:span text:style-name="T7">Scrum Metrics</text:span></text:p>
          </draw:text-box>
        </draw:frame>
        <draw:frame presentation:style-name="pr9" draw:text-style-name="P11" draw:layer="layout" svg:width="29.753cm" svg:height="10.432cm" svg:x="2.419cm" svg:y="4.989cm" presentation:class="subtitle" presentation:user-transformed="true">
          <draw:text-box>
            <text:list text:style-name="L1">
              <text:list-item>
                <text:p text:style-name="P11"><text:span text:style-name="T8"><text:s text:c="2"/></text:span><text:span text:style-name="T8">Introduction to essential Scrum metrics: Velocity, Burndown Chart, and <text:s text:c="3"/>Cumulative Flow Diagram.</text:span></text:p>
              </text:list-item>
              <text:list-item>
                <text:p text:style-name="P11"><text:span text:style-name="T8"><text:s/></text:span><text:span text:style-name="T8">Explanation of how these metrics help in measuring progress, <text:s text:c="19"/>forecasting, and identifying bottlenecks.</text:span></text:p>
              </text:list-item>
              <text:list-item>
                <text:p text:style-name="P11"><text:span text:style-name="T8"><text:s/></text:span><text:span text:style-name="T8">Illustration of how metrics influence decision-mak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4cm" fo:margin-right="0cm" fo:margin-top="0cm" fo:margin-bottom="0.362cm" fo:text-indent="-0.725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58cm" fo:margin-right="0cm" fo:margin-top="0cm" fo:margin-bottom="0.27cm" fo:text-indent="-0.542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44cm" fo:margin-right="0cm" fo:margin-top="0cm" fo:margin-bottom="0.179cm" fo:text-indent="-0.542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cm" fo:margin-right="0cm" fo:margin-top="0cm" fo:margin-bottom="0.088cm" fo:text-indent="-0.542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16cm" fo:margin-right="0cm" fo:margin-top="0cm" fo:margin-bottom="0.088cm" fo:text-indent="-0.542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03cm" fo:margin-right="0cm" fo:margin-top="0cm" fo:margin-bottom="0.088cm" fo:text-indent="-0.542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689cm" fo:margin-right="0cm" fo:margin-top="0cm" fo:margin-bottom="0.088cm" fo:text-indent="-0.542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75cm" fo:margin-right="0cm" fo:margin-top="0cm" fo:margin-bottom="0.088cm" fo:text-indent="-0.542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9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08-29">29/08/23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08-29">29/08/23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30.479cm" svg:height="3.181cm" svg:x="1.693cm" svg:y="0.758cm" presentation:class="title" presentation:placeholder="true">
        <draw:text-box/>
      </draw:frame>
      <draw:frame presentation:style-name="lyt-aqua-outline1" draw:layer="backgroundobjects" svg:width="29.753cm" svg:height="10.432cm" svg:x="2.419cm" svg:y="4.989cm" presentation:class="outline" presentation:placeholder="true">
        <draw:text-box/>
      </draw:frame>
      <draw:frame presentation:style-name="Mpr10" draw:text-style-name="MP12" draw:layer="backgroundobjects" svg:width="7.89cm" svg:height="1.314cm" svg:x="2.056cm" svg:y="16.537cm" presentation:class="date-time">
        <draw:text-box>
          <text:p text:style-name="MP12"><text:span text:style-name="MT7"><presentation:date-time/></text:span></text:p>
        </draw:text-box>
      </draw:frame>
      <draw:frame presentation:style-name="Mpr10" draw:text-style-name="MP13" draw:layer="backgroundobjects" svg:width="10.735cm" svg:height="1.314cm" svg:x="11.945cm" svg:y="16.537cm" presentation:class="footer">
        <draw:text-box>
          <text:p text:style-name="MP13"><text:span text:style-name="MT7"><presentation:footer/></text:span></text:p>
        </draw:text-box>
      </draw:frame>
      <draw:frame presentation:style-name="Mpr10" draw:text-style-name="MP14" draw:layer="backgroundobjects" svg:width="7.89cm" svg:height="1.314cm" svg:x="24.645cm" svg:y="16.537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2" draw:layer="backgroundobjects" svg:width="9.113cm" svg:height="1.484cm" svg:x="0cm" svg:y="0cm" presentation:class="header">
          <draw:text-box>
            <text:p text:style-name="MP12"><text:span text:style-name="MT7"><presentation:header/></text:span></text:p>
          </draw:text-box>
        </draw:frame>
        <draw:frame presentation:style-name="Mpr11" draw:text-style-name="MP14" draw:layer="backgroundobjects" svg:width="9.113cm" svg:height="1.484cm" svg:x="11.886cm" svg:y="0cm" presentation:class="date-time">
          <draw:text-box>
            <text:p text:style-name="MP14"><text:span text:style-name="MT7"><presentation:date-time/></text:span></text:p>
          </draw:text-box>
        </draw:frame>
        <draw:frame presentation:style-name="Mpr12" draw:text-style-name="MP12" draw:layer="backgroundobjects" svg:width="9.113cm" svg:height="1.484cm" svg:x="0cm" svg:y="28.215cm" presentation:class="footer">
          <draw:text-box>
            <text:p text:style-name="MP12"><text:span text:style-name="MT7"><presentation:footer/></text:span></text:p>
          </draw:text-box>
        </draw:frame>
        <draw:frame presentation:style-name="Mpr12" draw:text-style-name="MP14" draw:layer="backgroundobjects" svg:width="9.113cm" svg:height="1.484cm" svg:x="11.886cm" svg:y="28.215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8-29T11:49:11.91</dc:date>
    <meta:document-statistic meta:object-count="66"/>
    <meta:generator>OpenOffice/4.1.8$Win32 OpenOffice.org_project/418m3$Build-9803</meta:generator>
  </office:meta>
</office:document-meta>
</file>